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Helvetica" svg:font-family="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style:font-name="Helvetica" fo:font-size="12.75pt" fo:letter-spacing="normal" fo:font-style="normal" fo:font-weight="normal"/>
    </style:style>
    <style:style style:name="T2" style:family="text">
      <style:text-properties fo:font-variant="normal" fo:text-transform="none" style:font-name="Helvetica" fo:font-size="12.75pt" fo:letter-spacing="normal" fo:font-style="normal" fo:font-weight="normal" officeooo:rsid="0015176c"/>
    </style:style>
    <style:style style:name="T3" style:family="text">
      <style:text-properties fo:font-variant="normal" fo:text-transform="none" fo:letter-spacing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30.</text:span></text:span><text:span text:style-name="T1">Write a Python program to check if a specified element presents in a tuple of tuples.</text:span><text:line-break/><text:span text:style-name="T1">Original list:</text:span><text:line-break/><text:span text:style-name="T1">(('Red', 'White', 'Blue'), ('Green', 'Pink', 'Purple'), ('Orange', 'Yellow', 'Lime'))</text:span><text:line-break/><text:span text:style-name="T1">Check if White presenet in said tuple of tuples!</text:span><text:line-break/><text:span text:style-name="T1">True</text:span><text:line-break/><text:span text:style-name="T1">Check if White presenet in said tuple of tuples!</text:span><text:line-break/><text:span text:style-name="T1">True</text:span><text:line-break/><text:span text:style-name="T1">Check if Olive presenet in said tuple of tuples!</text:span><text:line-break/><text:span text:style-name="T1">False</text:span> </text:p>
      <text:p text:style-name="P1"/>
      <text:p text:style-name="P1"/>
      <text:p text:style-name="P1"><text:span text:style-name="Strong_20_Emphasis"><text:span text:style-name="T1">24.</text:span></text:span><text:span text:style-name="T1">Write a Python program to count the elements in a list until an element is a tuple.</text:span> </text:p>
      <text:p text:style-name="P1"><text:span text:style-name="T1"/></text:p>
      <text:p text:style-name="P1"><text:span text:style-name="T1"/></text:p>
      <text:p text:style-name="P1"><text:span text:style-name="Strong_20_Emphasis"><text:span text:style-name="T1">21.</text:span></text:span><text:span text:style-name="T1">Write a Python program to replace last value of tuples in a list.</text:span><text:line-break/><text:span text:style-name="T1">Sample list: [(10, 20, 40), (40, 50, 60), (70, 80, 90)]</text:span><text:line-break/><text:span text:style-name="T1">Expected Output: [(10, 20, 100), (40, 50, 100), (70, 80, 100)]</text:span> </text:p>
      <text:p text:style-name="P1"/>
      <text:p text:style-name="P1"/>
      <text:p text:style-name="P1"><text:span text:style-name="Strong_20_Emphasis"><text:span text:style-name="T1">18.</text:span></text:span><text:span text:style-name="T1">Write a Python program to reverse a tuple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Helvetica" svg:font-family="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5T10:42:05.597000000</meta:creation-date>
    <dc:date>2021-10-15T11:29:12.907000000</dc:date>
    <meta:editing-duration>PT36M57S</meta:editing-duration>
    <meta:editing-cycles>2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4" meta:word-count="117" meta:character-count="673" meta:non-whitespace-character-count="557"/>
  </office:meta>
</office:document-meta>
</file>